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1pt"/>
    </style:style>
    <style:style style:name="co2" style:family="table-column">
      <style:table-column-properties fo:break-before="auto" style:column-width="267.76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58.51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669.6pt"/>
    </style:style>
    <style:style style:name="co8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54pt"/>
    </style:style>
    <style:style style:name="ro1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top"/>
    </style:style>
    <style:style style:name="ce2" style:family="table-cell" style:parent-style-name="Default" style:data-style-name="N0">
      <style:table-cell-properties fo:wrap-option="wrap" style:vertical-align="top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PHOTOS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ветодиодная лампа Economka LED A60 10W</text:p>
          </table:table-cell>
          <table:table-cell office:value-type="string" calcext:value-type="string">
            <text:p>Описание 11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<text:a xlink:href="https://i2.rozetka.ua/goods/3620625/economka_4820172680833_images_3620625439.jpg" xlink:type="simple">https://i2.rozetka.ua/goods/3620625/economka_4820172680833_images_3620625439.jpg</text:a>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Светодиодная лента Lumex SMD 3528</text:p>
          </table:table-cell>
          <table:table-cell office:value-type="string" calcext:value-type="string">
            <text:p>Описание 2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i1.rozetka.ua/goods/3551202/35069807_images_3551202927.jpg" xlink:type="simple">https://i1.rozetka.ua/goods/3551202/35069807_images_3551202927.jpg</text:a>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Светодиодная лента Venom SMD 2835</text:p>
          </table:table-cell>
          <table:table-cell office:value-type="string" calcext:value-type="string">
            <text:p>Описание 33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, 5</text:p>
          </table:table-cell>
          <table:table-cell office:value-type="string" calcext:value-type="string">
            <text:p><text:a xlink:href="https://i2.rozetka.ua/goods/4021455/27205081_images_4021455608.jpg" xlink:type="simple">https://i2.rozetka.ua/goods/4021455/27205081_images_4021455608.jpg</text:a>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ветодиодная лампа Ленина</text:p>
          </table:table-cell>
          <table:table-cell office:value-type="string" calcext:value-type="string">
            <text:p>Описание 44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, 5, 3</text:p>
          </table:table-cell>
          <table:table-cell table:style-name="ce3" office:value-type="string" calcext:value-type="string">
            <text:p><text:a xlink:href="http://wssmedia.net/wp-content/uploads/2017/09/lon_1.png" xlink:type="simple">http://wssmedia.net/wp-content/uploads/2017/09/lon_1.png</text:a>, <text:a xlink:href="https://cs8.pikabu.ru/post_img/big/2017/11/26/11/1511725455147913028.jpg" xlink:type="simple">https://cs8.pikabu.ru/post_img/big/2017/11/26/11/1511725455147913028.jpg</text:a>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13T11:25:30Z</meta:creation-date>
    <dc:date>2018-06-15T16:06:59.259932642</dc:date>
    <meta:editing-cycles>3</meta:editing-cycles>
    <meta:editing-duration>PT7M41S</meta:editing-duration>
    <meta:document-statistic meta:table-count="1" meta:cell-count="35" meta:object-count="0"/>
  </office:meta>
</office:document-meta>
</file>